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 svg:font-family="Mangal"/>
    <style:font-face style:name="OpenSymbol" svg:font-family="OpenSymbol, 'Arial Unicode MS'"/>
    <style:font-face style:name="Mangal1"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1" svg:font-family="Ubuntu" style:font-adornments="Bold" style:font-pitch="variable"/>
    <style:font-face style:name="Ubuntu2" svg:font-family="Ubuntu" style:font-adornments="Italic" style:font-pitch="variable"/>
    <style:font-face style:name="Ubuntu" svg:font-family="Ubuntu" style:font-adornments="Regular"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161cm" table:align="margins" style:shadow="#808080 0.079cm 0.079cm" style:writing-mode="lr-tb"/>
    </style:style>
    <style:style style:name="Table1.A" style:family="table-column">
      <style:table-column-properties style:column-width="3.791cm" style:rel-column-width="16383*"/>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left="none" fo:border-right="0.25pt solid #355e00" fo:border-top="none" fo:border-bottom="none"/>
    </style:style>
    <style:style style:name="Table1.D3" style:family="table-cell">
      <style:table-cell-properties fo:background-color="transparent" fo:padding="0.097cm" fo:border-left="none" fo:border-right="0.25pt solid #355e00" fo:border-top="none" fo:border-bottom="none">
        <style:background-image/>
      </style:table-cell-properties>
    </style:style>
    <style:style style:name="Table1.A4" style:family="table-cell">
      <style:table-cell-properties fo:padding="0.097cm" fo:border-left="none" fo:border-right="none" fo:border-top="none" fo:border-bottom="0.25pt solid #000000"/>
    </style:style>
    <style:style style:name="Table1.B4" style:family="table-cell">
      <style:table-cell-properties fo:padding="0.097cm" fo:border-left="none" fo:border-right="none" fo:border-top="none" fo:border-bottom="0.25pt solid #000000"/>
    </style:style>
    <style:style style:name="Table1.C4" style:family="table-cell">
      <style:table-cell-properties fo:padding="0.097cm" fo:border-left="none" fo:border-right="none" fo:border-top="none" fo:border-bottom="0.25pt solid #000000"/>
    </style:style>
    <style:style style:name="Table1.D4" style:family="table-cell">
      <style:table-cell-properties fo:padding="0.097cm" fo:border-left="none" fo:border-right="0.25pt solid #355e00" fo:border-top="none" fo:border-bottom="0.25pt solid #000000"/>
    </style:style>
    <style:style style:name="P1" style:family="paragraph" style:parent-style-name="Text_20_body" style:list-style-name="L1"/>
    <style:style style:name="P2" style:family="paragraph" style:parent-style-name="Title" style:master-page-name="Standard">
      <style:paragraph-properties style:page-number="auto"/>
    </style:style>
    <style:style style:name="P3"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nosaur Design Template</text:p>
      <text:p text:style-name="Subtitle">Here is a subtitle, for whatever it is worth.</text:p>
      <text:h text:style-name="Heading_20_1" text:outline-level="1">Big O'l Heading 1</text:h>
      <text:p text:style-name="Text_20_body">Morbi aliquam dui non diam sagittis venenatis. Fusce ultricies lobortis eros id dictum. Aliquam erat volutpat. Nunc rutrum pulvinar varius. Praesent sed risus nibh. Praesent aliquet dignissim placerat. Maecenas malesuada enim vestibulum ante sagittis eget egestas mauris ultricies. Nulla hendrerit, justo ut faucibus consequat, lectus massa adipiscing risus, ac blandit ante elit sit amet massa. Lorem ipsum dolor sit amet, consectetur adipiscing elit. Aliquam venenatis, elit non euismod dapibus, augue sapien aliquet elit, ut semper enim mauris nec orci. Pellentesque congue elementum sem, ut scelerisque metus eleifend non. Nulla ultrices nibh et diam cursus quis gravida est varius. Aliquam erat volutpat.</text:p>
      <text:h text:style-name="Heading_20_2" text:outline-level="2">Smaller Heading 2</text:h>
      <text:p text:style-name="Text_20_body">Sagittis venenatis. Fusce ultricies lobortis eros id dictum. Aliquam erat volutpat. Nunc rutrum pulvinar varius. Praesent sed risus nibh. Praesent aliquet dignissim placerat. Maecenas malesuada enim vestibulum ante sagittis eget egestas mauris ultricies. Nulla hendrerit, justo ut faucibus consequat, lectus massa adipiscing risus, ac blandit ante elit sit amet massa. Lorem ipsum dolor sit amet, consectetur adipiscing elit. Aliquam venenatis, elit non euismod dapibus, augue sapien aliquet elit, ut semper enim mauris nec orci. Pellentesque congue elementum sem, ut scelerisque metus eleifend non. Nulla ultrices nibh et diam cursus quis gravida est varius. Aliquam erat volutpat.</text:p>
      <text:list xml:id="list236284057" text:style-name="L1">
        <text:list-item>
          <text:p text:style-name="P1">Here is some neato stuff</text:p>
        </text:list-item>
        <text:list-item>
          <text:p text:style-name="P1">More neato stuff</text:p>
        </text:list-item>
        <text:list-item>
          <text:p text:style-name="P1">A third <text:span text:style-name="T1">thing</text:span><text:span text:style-name="T4"> if </text:span><text:span text:style-name="T2">you</text:span><text:span text:style-name="T5"> </text:span><text:span text:style-name="T3">know</text:span><text:span text:style-name="T5"> what I mean.</text:span></text:p>
        </text:list-item>
      </text:list>
      <text:p text:style-name="Text_20_body">Morbi aliquam dui non diam sagittis venenatis. Fusce ultricies lobortis eros id dictum. Aliquam erat volutpat. Nunc rutrum pulvinar varius. Praesent sed risus nibh. Praesent aliquet dignissim placerat. Maecenas malesuada enim vestibulum ante sagittis <text:soft-page-break/>eget egestas malit sit amet massa. Lorem ipsum dolor sit amet, consectetur adipiscing elit. Aliquam venenatis, elit non euismod dapibus, augue sapien aliquet elit, ut semper enim mauris nec orci. Pellentesque congue elementum sem, ut scelerisque metus eleifend non. Nulla ultrices nibh et diam cursus quis gravida est varius. Aliquam erat volutpat.</text:p>
      <text:h text:style-name="Heading_20_2" text:outline-level="2">Another Small Heading 2</text:h>
      <text:p text:style-name="Text_20_body">Morbi aliquam dui non diam sagittis venenatis. Fusce ultricies lobortis eros id dictum. Aliquam erat volutpat. Nunc rutrum pulvinar varius. Praesent sed risus nibh. Praesent aliquet dignissim placerat. Maecenas malesuada enim vestibulum ante sagittis eget egestas malit sit amet massa. Lorem ipsum dolor sit amet, consectetur adipiscing elit. Aliquam venenatis, elit non euismod dapibus, augue sapien aliquet elit, ut semper enim mauris nec orci. Pellentesque congue elementum sem, ut scelerisque metus eleifend non. Nulla ultrices nibh et diam cursus quis gravida est varius. Aliquam erat volutpat.</text:p>
      <table:table table:name="Table1" table:style-name="Table1">
        <table:table-column table:style-name="Table1.A" table:number-columns-repeated="4"/>
        <table:table-row table:style-name="Table1.1">
          <table:table-cell table:style-name="Table1.A1" office:value-type="string">
            <text:p text:style-name="Table_20_Heading">Heading 1</text:p>
          </table:table-cell>
          <table:table-cell table:style-name="Table1.A1" office:value-type="string">
            <text:p text:style-name="Table_20_Heading">Heading 2</text:p>
          </table:table-cell>
          <table:table-cell table:style-name="Table1.A1" office:value-type="string">
            <text:p text:style-name="Table_20_Heading">Heading 3</text:p>
          </table:table-cell>
          <table:table-cell table:style-name="Table1.A1" office:value-type="string">
            <text:p text:style-name="Table_20_Heading">Heading 4</text:p>
          </table:table-cell>
        </table:table-row>
        <table:table-row table:style-name="Table1.1">
          <table:table-cell table:style-name="Table1.A2" office:value-type="string">
            <text:p text:style-name="Table_20_Contents">adas</text:p>
          </table:table-cell>
          <table:table-cell table:style-name="Table1.B2" office:value-type="string">
            <text:p text:style-name="Table_20_Contents">sdfds</text:p>
          </table:table-cell>
          <table:table-cell table:style-name="Table1.C2" office:value-type="string">
            <text:p text:style-name="Table_20_Contents">gfgdfg</text:p>
          </table:table-cell>
          <table:table-cell table:style-name="Table1.D2" office:value-type="string">
            <text:p text:style-name="Table_20_Contents">strhs</text:p>
          </table:table-cell>
        </table:table-row>
        <table:table-row table:style-name="Table1.1">
          <table:table-cell table:style-name="Table1.A1" office:value-type="string">
            <text:p text:style-name="Table_20_Contents">asds</text:p>
          </table:table-cell>
          <table:table-cell table:style-name="Table1.A1" office:value-type="string">
            <text:p text:style-name="Table_20_Contents">grgre</text:p>
          </table:table-cell>
          <table:table-cell table:style-name="Table1.A1" office:value-type="string">
            <text:p text:style-name="Table_20_Contents">sdfsdf</text:p>
          </table:table-cell>
          <table:table-cell table:style-name="Table1.D3" office:value-type="string">
            <text:p text:style-name="Table_20_Contents">shstr</text:p>
          </table:table-cell>
        </table:table-row>
        <table:table-row table:style-name="Table1.1">
          <table:table-cell table:style-name="Table1.A4" office:value-type="string">
            <text:p text:style-name="Table_20_Contents">fdfs</text:p>
          </table:table-cell>
          <table:table-cell table:style-name="Table1.B4" office:value-type="string">
            <text:p text:style-name="Table_20_Contents">rgere</text:p>
          </table:table-cell>
          <table:table-cell table:style-name="Table1.C4" office:value-type="string">
            <text:p text:style-name="Table_20_Contents">dsvhb</text:p>
          </table:table-cell>
          <table:table-cell table:style-name="Table1.D4" office:value-type="string">
            <text:p text:style-name="Table_20_Contents">vcbnf</text:p>
          </table:table-cell>
        </table:table-row>
      </table:table>
      <text:p text:style-name="Text_20_body"/>
      <text:p text:style-name="Text_20_body">Morbi aliquam dui non diam sagittis venenatis. Fusce ultricies lobortis eros id dictum. Aliquam erat volutpat. Nunc rutrum pulvinar varius. Praesent sed risus nibh. Praesent aliquet dignissim placerat. Maecenas malesuada enim vestibulum ante sagittis eget egestas malit sit amet massa. Lorem ipsum dolor sit amet, consectetur adipiscing elit. Aliquam venenatis, elit non euismod dapibus, augue sapien aliquet elit, ut semper enim mauris nec orci. Pellentesque congue elementum sem, ut scelerisque metus eleifend non. Nulla ultrices nibh et diam cursus quis gravida est varius. Aliquam erat volutpat.</text:p>
      <text:p text:style-name="Text_20_body">Dui non diam sagittis venenatis. Fusce ultricies lobortis eros id dictum. Aliquam erat volutpat. Nunc rutrum pulvinar varius. Praesent sed risus nibh. Praesent aliquet dignissim placerat. Maecenas malesuada enim vestibulum ante sagittis eget egestas mauris ultricies. Nulla hendrerit, justo ut faucibus consequat, lectus massa adipiscing risus, ac <text:soft-page-break/>blandit ante elit sit amet massa. Lorem ieleifend non. Nulla ultrices nibh et diam cursus quis gravida est varius. Aliquam erat volutp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 svg:font-family="Mangal"/>
    <style:font-face style:name="OpenSymbol" svg:font-family="OpenSymbol, 'Arial Unicode MS'"/>
    <style:font-face style:name="Mangal1"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1" svg:font-family="Ubuntu" style:font-adornments="Bold" style:font-pitch="variable"/>
    <style:font-face style:name="Ubuntu2" svg:font-family="Ubuntu" style:font-adornments="Italic" style:font-pitch="variable"/>
    <style:font-face style:name="Ubuntu" svg:font-family="Ubuntu" style:font-adornments="Regular"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801cm"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text-properties fo:color="#00ae00" style:font-name="Ubuntu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2"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42cm" fo:margin-bottom="0.109cm" fo:text-align="start" style:justify-single-word="false" fo:background-color="transparent" fo:padding="0.049cm"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42cm" fo:margin-bottom="0.42cm" fo:text-align="end" style:justify-single-word="false" style:page-number="auto" fo:background-color="transparent" fo:padding="0.049cm"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Sawasdee"/>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cm" fo:border="none" style:shadow="none" text:number-lines="false" text:line-number="0">
        <style:background-image/>
      </style:paragraph-properties>
      <style:text-properties fo:color="#00ae00" style:font-name="Purisa"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 style:family="paragraph" style:parent-style-name="Caption" style:class="extra"/>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left="0cm" fo:margin-right="0cm" fo:margin-top="1.131cm" fo:border-top="none" fo:border-bottom="0.26pt solid #000000" fo:border-left="none" fo:border-right="none" fo:padding="0cm" style:shadow="none" style:dynamic-spacing="true"/>
      </style:footer-style>
    </style:page-layout>
    <style:page-layout style:name="Mpm2">
      <style:page-layout-properties fo:page-width="21.59cm" fo:page-height="27.94cm" style:num-format="1" style:print-orientation="portrait" fo:margin-top="2.54cm" fo:margin-bottom="3.766cm" fo:margin-left="3.175cm" fo:margin-right="3.175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none" fo:border-bottom="0.26pt double #000000" fo:border-left="none" fo:border-right="none" style:border-line-width-bottom="0.009cm 0.035cm 0.026cm" fo:padding="0cm" style:shadow="none" style:dynamic-spacing="fals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3DT23H28M22S</meta:editing-duration>
    <dc:date>2011-10-14T19:40:34</dc:date>
    <dc:creator>Spencer Graffe</dc:creator>
    <meta:generator>LibreOffice/3.4$Unix LibreOffice_project/340m1$Build-302</meta:generator>
    <meta:editing-cycles>20</meta:editing-cycles>
    <meta:document-statistic meta:table-count="1" meta:image-count="0" meta:object-count="0" meta:page-count="3" meta:paragraph-count="31" meta:word-count="591" meta:character-count="3989" meta:non-whitespace-character-count="3432"/>
    <meta:user-defined meta:name="Info 1"/>
    <meta:user-defined meta:name="Info 2"/>
    <meta:user-defined meta:name="Info 3"/>
    <meta:user-defined meta:name="Info 4"/>
  </office:meta>
</office:document-meta>
</file>